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48000000288A033CFB7.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pr1" style:family="presentation" style:parent-style-name="Hymn_25_20template-notes">
      <style:graphic-properties draw:fill-color="#ffffff" draw:auto-grow-height="true" fo:min-height="12.572cm"/>
    </style:style>
    <style:style style:name="P1" style:family="paragraph">
      <style:paragraph-properties fo:text-align="center">
        <style:tab-stops>
          <style:tab-stop style:position="19.05cm" style:type="right"/>
        </style:tab-stops>
      </style:paragraph-properties>
    </style:style>
    <style:style style:name="P2" style:family="paragraph">
      <loext:graphic-properties draw:fill="none" draw:fill-color="#ffffff"/>
      <style:text-properties fo:color="#ffffff" style:font-name="Segoe UI" fo:font-size="26pt" fo:text-shadow="1pt 1pt" style:font-size-asian="26pt" style:font-size-complex="26pt"/>
    </style:style>
    <style:style style:name="P3" style:family="paragraph">
      <loext:graphic-properties draw:fill-color="#ffffff"/>
    </style:style>
    <style:style style:name="P4" style:family="paragraph">
      <style:text-properties fo:font-size="32pt" style:font-size-asian="32pt" style:font-size-complex="32pt"/>
    </style:style>
    <style:style style:name="P5" style:family="paragraph">
      <loext:graphic-properties draw:fill="none" draw:fill-color="#ffffff"/>
      <style:text-properties fo:color="#ffffff" style:font-name="Segoe UI" fo:font-size="32pt" fo:text-shadow="1pt 1pt" style:font-size-asian="32pt" style:font-size-complex="32pt"/>
    </style:style>
    <style:style style:name="P6" style:family="paragraph">
      <style:paragraph-properties>
        <style:tab-stops>
          <style:tab-stop style:position="19.05cm" style:type="right"/>
        </style:tab-stops>
      </style:paragraph-properties>
      <style:text-properties fo:font-size="32pt" style:font-size-asian="32pt" style:font-size-complex="32pt"/>
    </style:style>
    <style:style style:name="T1" style:family="text">
      <style:text-properties fo:color="#ffffff" style:font-name="Segoe UI" fo:font-size="26pt" fo:text-shadow="1pt 1pt" style:text-underline-style="solid" style:text-underline-width="auto" style:text-underline-color="font-color" style:font-size-asian="26pt" style:font-size-complex="26pt"/>
    </style:style>
    <style:style style:name="T2" style:family="text">
      <style:text-properties fo:color="#ffffff" style:font-name="Segoe UI" fo:font-size="28pt" fo:font-style="italic" fo:text-shadow="1pt 1pt" style:font-size-asian="28pt" style:font-style-asian="italic" style:font-size-complex="28pt" style:font-style-complex="italic"/>
    </style:style>
    <style:style style:name="T3" style:family="text">
      <style:text-properties fo:color="#ffffff" style:font-name="Segoe UI" fo:font-size="28pt" fo:font-style="italic" fo:text-shadow="1pt 1pt" fo:font-weight="normal" style:font-size-asian="28pt" style:font-style-asian="italic" style:font-weight-asian="normal" style:font-size-complex="28pt" style:font-style-complex="italic" style:font-weight-complex="normal"/>
    </style:style>
    <style:style style:name="T4" style:family="text">
      <style:text-properties style:text-position="33% 58%" style:font-name="Segoe UI" fo:font-size="32pt" fo:text-shadow="1pt 1pt" style:font-size-asian="32pt" style:font-size-complex="32pt"/>
    </style:style>
    <style:style style:name="T5" style:family="text">
      <style:text-properties style:font-name="Segoe UI" fo:font-size="32pt" fo:text-shadow="1pt 1pt" style:font-size-asian="32pt" style:font-size-complex="32pt"/>
    </style:style>
    <style:style style:name="T6" style:family="text">
      <style:text-properties fo:color="#ffffff" style:font-name="Segoe UI" fo:font-size="32pt" fo:text-shadow="1pt 1pt" style:font-size-asian="32pt" style:font-size-complex="32pt"/>
    </style:style>
    <style:style style:name="T7" style:family="text">
      <style:text-properties style:font-name="Segoe UI" fo:font-size="32pt" style:font-size-asian="32pt" style:font-size-complex="32pt"/>
    </style:style>
    <style:style style:name="T8" style:family="text">
      <style:text-properties style:text-position="33% 58%" style:font-name="Segoe UI" fo:font-size="32pt" style:font-size-asian="32pt" style:font-size-complex="32pt"/>
    </style:style>
    <style:style style:name="T9" style:family="text">
      <style:text-properties fo:font-size="32pt" fo:text-shadow="1pt 1pt" style:font-size-asian="32pt" style:font-size-complex="32pt"/>
    </style:style>
    <style:style style:name="T10" style:family="text">
      <style:text-properties style:text-position="33% 58%" fo:font-size="32pt" fo:text-shadow="1pt 1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ymn_25_20template" presentation:presentation-page-layout-name="AL1T0">
        <draw:frame draw:style-name="gr1" draw:text-style-name="P2" draw:layer="layout" svg:width="25.654cm" svg:height="2.774cm" svg:x="1.27cm" svg:y="0.762cm">
          <draw:text-box>
            <text:p text:style-name="P1"><text:span text:style-name="T1">Old Testament Reading</text:span></text:p>
            <text:p text:style-name="P1"><text:span text:style-name="T2">Genesis 22:1–18</text:span><text:span text:style-name="T3"> <text:s/></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Hymn_25_20template" presentation:presentation-page-layout-name="AL1T0">
        <draw:frame draw:style-name="gr1" draw:text-style-name="P2" draw:layer="layout" svg:width="25.654cm" svg:height="10.772cm" svg:x="1.27cm" svg:y="0.762cm">
          <draw:text-box>
            <text:p><text:span text:style-name="T4">1</text:span><text:span text:style-name="T5"> After these things God tested Abraham and said to him, “Abraham!” And he said, “Here am I.” </text:span><text:span text:style-name="T4">2</text:span><text:span text:style-name="T5"> He said, “Take your son, your only son Isaac, whom you love, and go to the land of Moriah, and offer him there as a burnt offering on one of the mountains of which I </text:span></text:p>
            <text:p><text:span text:style-name="T5">shall tell you.”</text:span><text:span text:style-name="T6">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Hymn_25_20template" presentation:presentation-page-layout-name="AL1T0">
        <draw:frame draw:style-name="gr1" draw:text-style-name="P2" draw:layer="layout" svg:width="25.654cm" svg:height="7.766cm" svg:x="1.27cm" svg:y="0.762cm">
          <draw:text-box>
            <text:p><text:span text:style-name="T4">3</text:span><text:span text:style-name="T5"> So Abraham rose early in the morning, saddled his donkey, and took two of his young men with him, and his son Isaac. And he cut the wood for the burnt offering and arose and went to the place of which God had told him.</text:span><text:span text:style-name="T6">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Hymn_25_20template" presentation:presentation-page-layout-name="AL1T0">
        <draw:frame draw:style-name="gr1" draw:text-style-name="P2" draw:layer="layout" svg:width="25.654cm" svg:height="7.766cm" svg:x="1.27cm" svg:y="0.762cm">
          <draw:text-box>
            <text:p><text:span text:style-name="T4">4</text:span><text:span text:style-name="T5"> On the third day Abraham lifted up his eyes and saw the place from afar. </text:span><text:span text:style-name="T4">5</text:span><text:span text:style-name="T5"> Then Abraham said to his young men, “Stay here with the donkey; I and the boy will go over there and worship and come again to you.”</text:span><text:span text:style-name="T6">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Hymn_25_20template" presentation:presentation-page-layout-name="AL1T0">
        <draw:frame draw:style-name="gr1" draw:text-style-name="P2" draw:layer="layout" svg:width="25.654cm" svg:height="9.269cm" svg:x="1.27cm" svg:y="0.762cm">
          <draw:text-box>
            <text:p><text:span text:style-name="T4">6</text:span><text:span text:style-name="T5"> And Abraham took the wood of the burnt offering and laid it on Isaac his son. And he took in his hand the fire and the knife.</text:span><text:span text:style-name="T7"> So they went both of them together. </text:span><text:span text:style-name="T8">7</text:span><text:span text:style-name="T7"> And Isaac said to his father Abraham, “My father!” And he said, “Here am I, my son.”</text:span><text:span text:style-name="T6">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Hymn_25_20template" presentation:presentation-page-layout-name="AL1T0">
        <draw:frame draw:style-name="gr1" draw:text-style-name="P2" draw:layer="layout" svg:width="25.654cm" svg:height="7.766cm" svg:x="1.27cm" svg:y="0.762cm">
          <draw:text-box>
            <text:p><text:span text:style-name="T7">He said, “Behold, the fire and the wood, but where is the lamb for a burnt offering?” </text:span><text:span text:style-name="T8">8</text:span><text:span text:style-name="T7"> Abraham said, “God will provide for himself the lamb for a burnt offering, my son.” So they went both of them together.</text:span><text:span text:style-name="T6">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Hymn_25_20template" presentation:presentation-page-layout-name="AL1T0">
        <draw:frame draw:style-name="gr1" draw:text-style-name="P2" draw:layer="layout" svg:width="25.654cm" svg:height="9.032cm" svg:x="1.27cm" svg:y="0.762cm">
          <draw:text-box>
            <text:p><text:span text:style-name="T8">9</text:span><text:span text:style-name="T7"> When they came to the place of which God had told him,</text:span><text:span text:style-name="T6"> Abraham built the altar there and laid the wood in order and bound Isaac his son and laid him on the altar, on top of the wood.</text:span><text:span text:style-name="T9"> </text:span><text:span text:style-name="T10">10</text:span><text:span text:style-name="T9"> Then Abraham reached out his hand and took the knife to slaughter his son.</text:span><text:span text:style-name="T6">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Hymn_25_20template" presentation:presentation-page-layout-name="AL1T0">
        <draw:frame draw:style-name="gr1" draw:text-style-name="P5" draw:layer="layout" svg:width="25.654cm" svg:height="10.616cm" svg:x="1.27cm" svg:y="0.762cm">
          <draw:text-box>
            <text:p text:style-name="P4"><text:span text:style-name="T10">11</text:span><text:span text:style-name="T9"> But the angel of the Lord called to him from heaven and said, “Abraham, Abraham!” And he said, “Here am I.” </text:span><text:span text:style-name="T10">12</text:span><text:span text:style-name="T9"> He said, “Do not lay your hand on the boy or do anything to him, for now I know that you fear God, seeing you have not withheld your son,</text:span></text:p>
            <text:p text:style-name="P4"><text:span text:style-name="T9">your only son,</text:span></text:p>
            <text:p text:style-name="P4"><text:span text:style-name="T9">from me.” </text:span><text:span text:style-name="T6"><text:s/></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Hymn_25_20template" presentation:presentation-page-layout-name="AL1T0">
        <draw:frame draw:style-name="gr1" draw:text-style-name="P5" draw:layer="layout" svg:width="25.654cm" svg:height="6.818cm" svg:x="1.27cm" svg:y="0.762cm">
          <draw:text-box>
            <text:p text:style-name="P4"><text:span text:style-name="T10">13</text:span><text:span text:style-name="T9"> And Abraham lifted up his eyes and looked, and behold, behind him was a ram, caught in a thicket by his horns. And Abraham went and took the ram and offered it up as a burnt offering instead of his son.</text:span><text:span text:style-name="T6"> </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Hymn_25_20template" presentation:presentation-page-layout-name="AL1T0">
        <draw:frame draw:style-name="gr1" draw:text-style-name="P5" draw:layer="layout" svg:width="25.654cm" svg:height="6.818cm" svg:x="1.27cm" svg:y="0.762cm">
          <draw:text-box>
            <text:p text:style-name="P4"><text:span text:style-name="T10">14</text:span><text:span text:style-name="T9"> So Abraham called the name of that place, “The Lord will provide”; as it is said to this day, “On the mount of the Lord it shall be provided.”</text:span></text:p>
            <text:p text:style-name="P4"><text:span text:style-name="T10">15</text:span><text:span text:style-name="T9"> And the angel of the Lord called to Abraham a second time from heaven</text:span><text:span text:style-name="T6"> </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Hymn_25_20template" presentation:presentation-page-layout-name="AL1T0">
        <draw:frame draw:style-name="gr1" draw:text-style-name="P5" draw:layer="layout" svg:width="25.654cm" svg:height="8.084cm" svg:x="1.27cm" svg:y="0.762cm">
          <draw:text-box>
            <text:p text:style-name="P4"><text:span text:style-name="T10">16</text:span><text:span text:style-name="T9"> and said, “By myself I have sworn, declares the Lord, because you have done this and have not withheld your son, your only son, </text:span><text:span text:style-name="T10">17</text:span><text:span text:style-name="T9"> I will surely bless you, and I will surely multiply your offspring as the stars of heaven and as the sand that is on the seashore.</text:span><text:span text:style-name="T6"> </text:span></text:p>
          </draw:text-box>
        </draw:frame>
        <presentation:notes draw:style-name="dp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 draw:master-page-name="Hymn_25_20template" presentation:presentation-page-layout-name="AL1T0">
        <draw:frame draw:style-name="gr1" draw:text-style-name="P5" draw:layer="layout" svg:width="25.654cm" svg:height="7.055cm" svg:x="1.27cm" svg:y="0.762cm">
          <draw:text-box>
            <text:p text:style-name="P4"><text:span text:style-name="T9">And your offspring shall possess the gate of his enemies, </text:span><text:span text:style-name="T10">18</text:span><text:span text:style-name="T9"> and in your offspring shall all the</text:span><text:span text:style-name="T6"> </text:span><text:span text:style-name="T9">nations of the earth be blessed, because you have obeyed my voice.” </text:span></text:p>
            <text:p text:style-name="P6"><text:span text:style-name="T6"/></text:p>
          </draw:text-box>
        </draw:frame>
        <presentation:notes draw:style-name="dp2">
          <draw:page-thumbnail draw:style-name="gr2"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1"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ackground" xlink:href="Pictures/100000000000048000000288A033CFB7.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ody" style:family="graphic">
      <style:paragraph-properties fo:margin-left="0.561cm" fo:margin-right="0cm" fo:text-align="start" fo:text-indent="0cm" style:text-autospace="none"/>
      <style:text-properties fo:color="#000000" style:font-name="Segoe UI1" fo:font-family="'Segoe UI'" style:font-pitch="variable" fo:font-size="9pt" fo:font-style="normal" style:text-underline-style="none" fo:font-weight="normal" style:font-name-asian="Segoe UI1" style:font-family-asian="'Segoe UI'" style:font-pitch-asian="variable" style:font-size-asian="9pt" style:font-style-asian="normal" style:font-weight-asian="normal" style:font-name-complex="Segoe UI1" style:font-family-complex="'Segoe UI'" style:font-pitch-complex="variable" style:font-size-complex="9pt" style:font-style-complex="normal" style:font-weight-complex="normal"/>
    </style:style>
    <style:style style:name="Caption" style:family="graphic">
      <style:paragraph-properties fo:margin-top="0cm" fo:margin-bottom="0.249cm" fo:text-align="start" style:text-autospace="none"/>
      <style:text-properties fo:color="#000000" style:font-name="Segoe UI1" fo:font-family="'Segoe UI'" style:font-pitch="variable" fo:font-size="10.5pt" fo:font-style="normal" style:text-underline-style="none" fo:font-weight="bold" style:font-name-asian="Segoe UI1" style:font-family-asian="'Segoe UI'" style:font-pitch-asian="variable" style:font-size-asian="10.5pt" style:font-style-asian="normal" style:font-weight-asian="bold" style:font-name-complex="Segoe UI1" style:font-family-complex="'Segoe UI'" style:font-pitch-complex="variable" style:font-size-complex="10.5pt" style:font-style-complex="normal" style:font-weight-complex="bold"/>
    </style:style>
    <style:style style:name="Rubric" style:family="graphic">
      <style:paragraph-properties fo:text-align="start" style:text-autospace="none"/>
      <style:text-properties fo:color="#ff0000" style:font-name="Segoe UI1" fo:font-family="'Segoe UI'" style:font-pitch="variable" fo:font-size="9pt" fo:font-style="italic" style:text-underline-style="none" fo:font-weight="normal" style:font-name-asian="Segoe UI1" style:font-family-asian="'Segoe UI'" style:font-pitch-asian="variable" style:font-size-asian="9pt" style:font-style-asian="italic" style:font-weight-asian="normal" style:font-name-complex="Segoe UI1" style:font-family-complex="'Segoe UI'" style:font-pitch-complex="variable" style:font-size-complex="9pt" style:font-style-complex="italic" style:font-weight-complex="normal"/>
    </style:style>
    <style:style style:name="Subcaption" style:family="graphic">
      <style:paragraph-properties style:text-autospace="none"/>
      <style:text-properties fo:color="#000000" style:font-name="Segoe UI1" fo:font-family="'Segoe UI'" style:font-pitch="variable" fo:font-size="9pt" fo:font-style="italic" style:text-underline-style="none" fo:font-weight="normal" style:font-name-asian="Segoe UI1" style:font-family-asian="'Segoe UI'" style:font-pitch-asian="variable" style:font-size-asian="9pt" style:font-style-asian="italic" style:font-weight-asian="normal" style:font-name-complex="Segoe UI1" style:font-family-complex="'Segoe UI'" style:font-pitch-complex="variable" style:font-size-complex="9pt" style:font-style-complex="italic" style:font-weight-complex="normal"/>
    </style:style>
    <style:style style:name="Copyright" style:family="graphic">
      <style:paragraph-properties fo:margin-left="0.561cm" fo:margin-right="0cm" fo:text-align="start" fo:text-indent="0cm" style:text-autospace="none"/>
      <style:text-properties fo:color="#000000" style:font-name="Segoe UI1" fo:font-family="'Segoe UI'" style:font-pitch="variable" fo:font-size="6.5pt" fo:font-style="normal" style:text-underline-style="none" fo:font-weight="normal" style:font-name-asian="Segoe UI1" style:font-family-asian="'Segoe UI'" style:font-pitch-asian="variable" style:font-size-asian="6.5pt" style:font-style-asian="normal" style:font-weight-asian="normal" style:font-name-complex="Segoe UI1" style:font-family-complex="'Segoe UI'" style:font-pitch-complex="variable" style:font-size-complex="6.5pt" style:font-style-complex="normal" style:font-weight-complex="normal"/>
    </style:style>
    <style:style style:name="Hymn_25_20template-background" style:display-name="Hymn%20template-background" style:family="presentation">
      <style:graphic-properties draw:stroke="none" draw:fill="bitmap" draw:fill-image-name="background"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20T13:00:31.388000000</meta:creation-date>
    <dc:title>Hymn template</dc:title>
    <meta:editing-duration>PT6M57S</meta:editing-duration>
    <meta:editing-cycles>2</meta:editing-cycles>
    <meta:generator>LibreOffice/4.4.0.3$Windows_x86 LibreOffice_project/de093506bcdc5fafd9023ee680b8c60e3e0645d7</meta:generator>
    <meta:initial-creator>Arthur Hoch</meta:initial-creator>
    <dc:date>2015-02-20T13:17:49.057000000</dc:date>
    <dc:creator>Arthur Hoch</dc:creator>
    <meta:document-statistic meta:object-count="57"/>
    <meta:template xlink:type="simple" xlink:actuate="onRequest" xlink:title="Hymn template" xlink:href="../../AppData/Roaming/LibreOffice/4/user/template/Worship%20Templsates/Hymn%20template.otp" meta:date="2015-02-20T13:00:31.107000000"/>
  </office:meta>
</office:document-meta>
</file>